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6.001cm" fo:min-width="7.675cm" fo:padding-top="0.151cm" fo:padding-bottom="0.151cm" fo:padding-left="0.276cm" fo:padding-right="0.276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589cm" fo:min-width="2.339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1.575cm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draw:fill="none" draw:textarea-vertical-align="middle" fo:min-height="0.713cm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6.94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568cm" fo:min-width="0.318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ot" svg:stroke-width="0.081cm" svg:stroke-color="#000000" draw:marker-start-width="0.321cm" draw:marker-end="Arrowheads_20_1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objectwithoutfill">
      <style:graphic-properties draw:stroke="dash" draw:stroke-dash="Dot" svg:stroke-width="0.081cm" svg:stroke-color="#000000" draw:marker-start-width="0.321cm" draw:marker-end="Arrowheads_20_6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>
      <style:graphic-properties draw:stroke="none" draw:fill="none" draw:textarea-vertical-align="middle" fo:min-height="0.751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Dot" svg:stroke-width="0.081cm" svg:stroke-color="#000000" draw:marker-start-width="0.321cm" draw:marker-end="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4" style:family="graphic">
      <style:graphic-properties loext:decorative="false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6" style:family="graphic" style:parent-style-name="standard">
      <style:graphic-properties draw:stroke="none" draw:fill="none" draw:textarea-vertical-align="middle" fo:min-height="0.712cm" loext:decorative="false"/>
      <style:paragraph-properties style:writing-mode="lr-tb"/>
    </style:style>
    <style:style style:name="gr1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 loext:decorative="false"/>
    </style:style>
    <style:style style:name="gr19" style:family="graphic" style:parent-style-name="standard">
      <style:graphic-properties draw:stroke="none" draw:fill="none" draw:textarea-vertical-align="middle" fo:min-height="1.423cm" loext:decorative="false"/>
      <style:paragraph-properties style:writing-mode="lr-tb"/>
    </style:style>
    <style:style style:name="gr20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6.001cm" fo:min-width="13.054cm" fo:padding-top="0.151cm" fo:padding-bottom="0.151cm" fo:padding-left="0.276cm" fo:padding-right="0.276cm" loext:decorative="false"/>
    </style:style>
    <style:style style:name="gr21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2.589cm" fo:min-width="2.339cm" fo:padding-top="0.165cm" fo:padding-bottom="0.165cm" fo:padding-left="0.29cm" fo:padding-right="0.29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24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25" style:family="graphic" style:parent-style-name="objectwithoutfill">
      <style:graphic-properties svg:stroke-width="0.081cm" svg:stroke-color="#000000" draw:marker-start-width="0.321cm" draw:marker-end="Arrowheads_20_6" draw:marker-end-width="0.321cm" draw:fill="none" draw:textarea-vertical-align="middle" fo:padding-top="0.165cm" fo:padding-bottom="0.165cm" fo:padding-left="0.29cm" fo:padding-right="0.29cm" loext:decorative="false"/>
    </style:style>
    <style:style style:name="gr26" style:family="graphic" style:parent-style-name="objectwithoutfill">
      <style:graphic-properties svg:stroke-width="0.081cm" svg:stroke-color="#000000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 loext:decorative="false"/>
    </style:style>
    <style:style style:name="gr27" style:family="graphic" style:parent-style-name="standard">
      <style:graphic-properties draw:stroke="none" draw:fill="none" draw:textarea-vertical-align="middle" fo:min-height="0.238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101cm" loext:decorative="false"/>
      <style:paragraph-properties style:writing-mode="lr-tb"/>
    </style:style>
    <style:style style:name="gr29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 style:writing-mode="lr-tb" loext:decorative="false"/>
      <style:paragraph-properties style:writing-mode="lr-tb"/>
    </style:style>
    <style:style style:name="gr30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343cm" fo:min-width="0.095cm" fo:padding-top="0.165cm" fo:padding-bottom="0.165cm" fo:padding-left="0.29cm" fo:padding-right="0.29cm" style:writing-mode="lr-tb" loext:decorative="false"/>
      <style:paragraph-properties style:writing-mode="lr-tb"/>
    </style:style>
    <style:style style:name="gr31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344cm" fo:min-width="0.095cm" fo:padding-top="0.165cm" fo:padding-bottom="0.165cm" fo:padding-left="0.29cm" fo:padding-right="0.29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73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111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-color="#dee6e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paragraph-properties fo:text-align="start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/>
      <style:paragraph-properties fo:text-align="start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-color="#dee6ef"/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16pt"/>
    </style:style>
    <style:style style:name="P16" style:family="paragraph">
      <loext:graphic-properties draw:fill="none"/>
      <style:paragraph-properties fo:text-align="center"/>
      <style:text-properties fo:color="#c9211e" loext:opacity="100%" fo:font-size="16pt" fo:font-weight="bold" style:font-weight-asian="bold" style:font-weight-complex="bold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center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text-align="end"/>
      <style:text-properties fo:color="#c9211e" loext:opacity="100%" fo:font-size="16pt" fo:font-weight="bold" style:font-weight-asian="bold" style:font-weight-complex="bold"/>
    </style:style>
    <style:style style:name="P20" style:family="paragraph">
      <loext:graphic-properties draw:fill="none"/>
      <style:paragraph-properties fo:text-align="end"/>
      <style:text-properties fo:color="#c9211e" loext:opacity="100%" fo:font-size="16pt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8% 58%"/>
    </style:style>
    <style:style style:name="T3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position="sub 58%"/>
    </style:style>
    <style:style style:name="T5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09cm" svg:height="6.985cm" svg:x="5.426cm" svg:y="8.6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4.127cm" svg:height="4.127cm" svg:x="7.132cm" svg:y="10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7.177cm" svg:y="11.855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custom-shape draw:style-name="gr5" draw:text-style-name="P6" draw:layer="layout" svg:width="4.128cm" svg:height="0.952cm" svg:x="7.131cm" svg:y="6.08cm">
          <text:p text:style-name="P5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9.254cm" svg:y1="7.032cm" svg:x2="9.254cm" svg:y2="10.525cm">
          <text:p/>
        </draw:line>
        <draw:frame draw:style-name="gr7" draw:text-style-name="P7" draw:layer="layout" svg:width="1.205cm" svg:height="0.963cm" svg:x="8.049cm" svg:y="7.35cm">
          <draw:text-box>
            <text:p text:style-name="P3">W</text:p>
          </draw:text-box>
        </draw:frame>
        <draw:custom-shape draw:style-name="gr8" draw:text-style-name="P8" draw:layer="layout" svg:width="7.52cm" svg:height="0.952cm" svg:x="5.461cm" svg:y="16.24cm">
          <text:p text:style-name="P3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9.195cm" svg:y1="16.24cm" svg:x2="9.195cm" svg:y2="14.97cm">
          <text:p/>
        </draw:line>
        <draw:custom-shape draw:style-name="gr9" draw:text-style-name="P9" draw:layer="layout" svg:width="1.27cm" svg:height="1.27cm" svg:x="12.43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7" draw:layer="layout" svg:width="2.737cm" svg:height="1.869cm" draw:transform="rotate (-0.635474380651136) translate (11.9710561697392cm 5.80718030171245cm)" svg:viewBox="0 0 2738 1870" draw:points="0,1003 1359,0 2738,1870">
          <text:p/>
        </draw:polyline>
        <draw:line draw:style-name="gr11" draw:text-style-name="P7" draw:layer="layout" svg:x1="12.43cm" svg:y1="9.89cm" svg:x2="10.841cm" svg:y2="11.26cm">
          <text:p/>
        </draw:line>
        <draw:frame draw:style-name="gr12" draw:text-style-name="P7" draw:layer="layout" svg:width="1.84cm" svg:height="1.001cm" svg:x="10.572cm" svg:y="9.306cm">
          <draw:text-box>
            <text:p text:style-name="P3">w<text:span text:style-name="T2">inh</text:span></text:p>
          </draw:text-box>
        </draw:frame>
        <draw:line draw:style-name="gr13" draw:text-style-name="P7" draw:layer="layout" svg:x1="13.7cm" svg:y1="5.445cm" svg:x2="13.165cm" svg:y2="6.615cm">
          <text:p/>
        </draw:line>
        <draw:g draw:style-name="gr14">
          <draw:polyline draw:style-name="gr15" draw:text-style-name="P7" draw:layer="layout" svg:width="1.587cm" svg:height="0.634cm" svg:x="12.849cm" svg:y="4.727cm" svg:viewBox="0 0 1588 635" draw:points="1588,635 1192,635 1192,0 398,0 398,635 0,635">
            <text:p/>
          </draw:polyline>
          <draw:frame draw:style-name="gr16" draw:text-style-name="P7" draw:layer="layout" svg:width="2.792cm" svg:height="0.962cm" svg:x="12.247cm" svg:y="3.448cm">
            <draw:text-box>
              <text:p text:style-name="P3">Singing</text:p>
            </draw:text-box>
          </draw:frame>
        </draw:g>
        <draw:frame draw:style-name="gr16" draw:text-style-name="P10" draw:layer="layout" svg:width="1.205cm" svg:height="0.962cm" svg:x="12.295cm" svg:y="5.753cm">
          <draw:text-box>
            <text:p>or</text:p>
          </draw:text-box>
        </draw:frame>
        <draw:g draw:style-name="gr14">
          <draw:line draw:style-name="gr17" draw:text-style-name="P7" draw:layer="layout" svg:x1="8.619cm" svg:y1="4.809cm" svg:x2="11.159cm" svg:y2="4.809cm">
            <text:p/>
          </draw:line>
          <draw:path draw:style-name="gr17" draw:text-style-name="P7" draw:layer="layout" svg:width="0.952cm" svg:height="0.952cm" svg:x="7.349cm" svg:y="3.538cm" svg:viewBox="0 0 953 953" svg:d="M0 953c80 0 238 0 238 0 159-381 159-953 239-953 79 0 79 572 238 953 0 0 159 0 238 0">
            <text:p/>
          </draw:path>
          <draw:path draw:style-name="gr18" draw:text-style-name="P11" draw:layer="layout" svg:width="0.952cm" svg:height="0.952cm" svg:x="7.667cm" svg:y="3.857cm" svg:viewBox="0 0 953 953" svg:d="M0 953c80 0 238 0 238 0 159-381 159-953 239-953 79 0 79 572 238 953 0 0 159 0 238 0z">
            <text:p/>
          </draw:path>
          <draw:path draw:style-name="gr17" draw:text-style-name="P7" draw:layer="layout" svg:width="0.952cm" svg:height="0.952cm" svg:x="7.666cm" svg:y="3.856cm" svg:viewBox="0 0 953 953" svg:d="M0 953c80 0 238 0 238 0 159-381 159-953 239-953 79 0 79 572 238 953 0 0 159 0 238 0">
            <text:p/>
          </draw:path>
          <draw:path draw:style-name="gr18" draw:text-style-name="P11" draw:layer="layout" svg:width="0.952cm" svg:height="0.952cm" svg:x="10.206cm" svg:y="4.609cm" svg:viewBox="0 0 953 953" svg:d="M0 953c80 0 238 0 238 0 159-381 159-953 239-953 79 0 79 572 238 953 0 0 159 0 238 0z">
            <text:p/>
          </draw:path>
          <draw:path draw:style-name="gr17" draw:text-style-name="P7" draw:layer="layout" svg:width="0.952cm" svg:height="0.952cm" svg:x="10.206cm" svg:y="4.609cm" svg:viewBox="0 0 953 953" svg:d="M0 953c80 0 238 0 238 0 159-381 159-953 239-953 79 0 79 572 238 953 0 0 159 0 238 0">
            <text:p/>
          </draw:path>
          <draw:line draw:style-name="gr17" draw:text-style-name="P7" draw:layer="layout" svg:x1="8.302cm" svg:y1="4.492cm" svg:x2="11.159cm" svg:y2="4.492cm">
            <text:p/>
          </draw:line>
          <draw:line draw:style-name="gr17" draw:text-style-name="P7" draw:layer="layout" svg:x1="7.349cm" svg:y1="4.809cm" svg:x2="7.666cm" svg:y2="4.809cm">
            <text:p/>
          </draw:line>
          <draw:line draw:style-name="gr17" draw:text-style-name="P7" draw:layer="layout" svg:x1="7.349cm" svg:y1="5.562cm" svg:x2="10.206cm" svg:y2="5.562cm">
            <text:p/>
          </draw:line>
          <draw:frame draw:style-name="gr16" draw:text-style-name="P10" draw:layer="layout" svg:width="1.27cm" svg:height="0.962cm" svg:x="8.936cm" svg:y="4.492cm">
            <draw:text-box>
              <text:p>...</text:p>
            </draw:text-box>
          </draw:frame>
        </draw:g>
        <draw:frame draw:style-name="gr19" draw:text-style-name="P13" draw:layer="layout" svg:width="3.175cm" svg:height="1.673cm" svg:x="9.236cm" svg:y="6.946cm">
          <draw:text-box>
            <text:p text:style-name="P12"><text:span text:style-name="T3">Anti-Hebbian</text:span></text:p>
          </draw:text-box>
        </draw:frame>
      </draw:page>
      <draw:page draw:name="page2" draw:style-name="dp1" draw:master-page-name="Default">
        <draw:custom-shape draw:style-name="gr20" draw:text-style-name="P1" draw:layer="layout" svg:width="14.288cm" svg:height="6.985cm" svg:x="5.426cm" svg:y="8.6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4.127cm" svg:height="4.127cm" svg:x="7.132cm" svg:y="10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7.177cm" svg:y="11.855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 draw:style-name="gr2">
          <draw:custom-shape draw:style-name="gr21" draw:text-style-name="P14" draw:layer="layout" svg:width="4.127cm" svg:height="4.127cm" svg:x="13.835cm" svg:y="10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13.88cm" svg:y="11.855cm">
            <draw:text-box>
              <text:p text:style-name="P3"><text:span text:style-name="T1">Inhibitory </text:span></text:p>
              <text:p text:style-name="P3"><text:span text:style-name="T1">Mean</text:span></text:p>
            </draw:text-box>
          </draw:frame>
        </draw:g>
        <draw:custom-shape draw:style-name="gr22" draw:text-style-name="P6" draw:layer="layout" svg:width="4.128cm" svg:height="0.952cm" svg:x="7.131cm" svg:y="6.08cm">
          <text:p text:style-name="P5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9.254cm" svg:y1="7.032cm" svg:x2="9.254cm" svg:y2="10.525cm">
          <text:p/>
        </draw:line>
        <draw:frame draw:style-name="gr7" draw:text-style-name="P7" draw:layer="layout" svg:width="1.205cm" svg:height="0.963cm" svg:x="8.049cm" svg:y="7.35cm">
          <draw:text-box>
            <text:p text:style-name="P3">W</text:p>
          </draw:text-box>
        </draw:frame>
        <draw:line draw:style-name="gr23" draw:text-style-name="P7" draw:layer="layout" svg:x1="11.296cm" svg:y1="11.974cm" svg:x2="13.836cm" svg:y2="11.974cm">
          <text:p/>
        </draw:line>
        <draw:line draw:style-name="gr24" draw:text-style-name="P7" draw:layer="layout" svg:x1="13.836cm" svg:y1="13.561cm" svg:x2="11.296cm" svg:y2="13.561cm">
          <text:p/>
        </draw:line>
        <draw:path draw:style-name="gr25" draw:text-style-name="P7" draw:layer="layout" svg:width="0.951cm" svg:height="1.27cm" draw:transform="rotate (0.0698131700797732) translate (17.9637943947751cm 12.135753345537cm)" svg:viewBox="0 0 952 1271" svg:d="M0 1271c1269 0 1269-1271 0-1271">
          <text:p/>
        </draw:path>
        <draw:path draw:style-name="gr26" draw:text-style-name="P7" draw:layer="layout" svg:width="0.951cm" svg:height="1.27cm" draw:transform="rotate (-3.07177948351002) translate (7.21108298987339cm 13.5570389544774cm)" svg:viewBox="0 0 952 1271" svg:d="M0 1271c1269 0 1269-1271 0-1271">
          <text:p/>
        </draw:path>
        <draw:custom-shape draw:style-name="gr8" draw:text-style-name="P8" draw:layer="layout" svg:width="7.52cm" svg:height="0.952cm" svg:x="5.461cm" svg:y="16.24cm">
          <text:p text:style-name="P3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9.195cm" svg:y1="16.24cm" svg:x2="9.195cm" svg:y2="14.97cm">
          <text:p/>
        </draw:line>
        <draw:custom-shape draw:style-name="gr9" draw:text-style-name="P9" draw:layer="layout" svg:width="1.27cm" svg:height="1.27cm" svg:x="12.43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7" draw:layer="layout" svg:width="2.737cm" svg:height="1.869cm" draw:transform="rotate (-0.635474380651136) translate (11.9710561697392cm 5.80718030171245cm)" svg:viewBox="0 0 2738 1870" draw:points="0,1003 1359,0 2738,1870">
          <text:p/>
        </draw:polyline>
        <draw:line draw:style-name="gr11" draw:text-style-name="P7" draw:layer="layout" svg:x1="12.43cm" svg:y1="9.89cm" svg:x2="10.841cm" svg:y2="11.26cm">
          <text:p/>
        </draw:line>
        <draw:frame draw:style-name="gr12" draw:text-style-name="P7" draw:layer="layout" svg:width="1.84cm" svg:height="1.001cm" svg:x="10.572cm" svg:y="9.306cm">
          <draw:text-box>
            <text:p text:style-name="P3">w<text:span text:style-name="T2">inh</text:span></text:p>
          </draw:text-box>
        </draw:frame>
        <draw:line draw:style-name="gr13" draw:text-style-name="P7" draw:layer="layout" svg:x1="13.7cm" svg:y1="5.445cm" svg:x2="13.165cm" svg:y2="6.615cm">
          <text:p/>
        </draw:line>
        <draw:g draw:style-name="gr14">
          <draw:polyline draw:style-name="gr15" draw:text-style-name="P7" draw:layer="layout" svg:width="1.587cm" svg:height="0.634cm" svg:x="12.849cm" svg:y="4.727cm" svg:viewBox="0 0 1588 635" draw:points="1588,635 1192,635 1192,0 398,0 398,635 0,635">
            <text:p/>
          </draw:polyline>
          <draw:frame draw:style-name="gr16" draw:text-style-name="P7" draw:layer="layout" svg:width="2.792cm" svg:height="0.962cm" svg:x="12.247cm" svg:y="3.448cm">
            <draw:text-box>
              <text:p text:style-name="P3">Singing</text:p>
            </draw:text-box>
          </draw:frame>
        </draw:g>
        <draw:frame draw:style-name="gr16" draw:text-style-name="P10" draw:layer="layout" svg:width="1.205cm" svg:height="0.962cm" svg:x="12.295cm" svg:y="5.753cm">
          <draw:text-box>
            <text:p>or</text:p>
          </draw:text-box>
        </draw:frame>
        <draw:g draw:style-name="gr14">
          <draw:line draw:style-name="gr17" draw:text-style-name="P7" draw:layer="layout" svg:x1="8.619cm" svg:y1="4.809cm" svg:x2="11.159cm" svg:y2="4.809cm">
            <text:p/>
          </draw:line>
          <draw:path draw:style-name="gr17" draw:text-style-name="P7" draw:layer="layout" svg:width="0.952cm" svg:height="0.952cm" svg:x="7.349cm" svg:y="3.538cm" svg:viewBox="0 0 953 953" svg:d="M0 953c80 0 238 0 238 0 159-381 159-953 239-953 79 0 79 572 238 953 0 0 159 0 238 0">
            <text:p/>
          </draw:path>
          <draw:path draw:style-name="gr18" draw:text-style-name="P11" draw:layer="layout" svg:width="0.952cm" svg:height="0.952cm" svg:x="7.667cm" svg:y="3.857cm" svg:viewBox="0 0 953 953" svg:d="M0 953c80 0 238 0 238 0 159-381 159-953 239-953 79 0 79 572 238 953 0 0 159 0 238 0z">
            <text:p/>
          </draw:path>
          <draw:path draw:style-name="gr17" draw:text-style-name="P7" draw:layer="layout" svg:width="0.952cm" svg:height="0.952cm" svg:x="7.666cm" svg:y="3.856cm" svg:viewBox="0 0 953 953" svg:d="M0 953c80 0 238 0 238 0 159-381 159-953 239-953 79 0 79 572 238 953 0 0 159 0 238 0">
            <text:p/>
          </draw:path>
          <draw:path draw:style-name="gr18" draw:text-style-name="P11" draw:layer="layout" svg:width="0.952cm" svg:height="0.952cm" svg:x="10.206cm" svg:y="4.609cm" svg:viewBox="0 0 953 953" svg:d="M0 953c80 0 238 0 238 0 159-381 159-953 239-953 79 0 79 572 238 953 0 0 159 0 238 0z">
            <text:p/>
          </draw:path>
          <draw:path draw:style-name="gr17" draw:text-style-name="P7" draw:layer="layout" svg:width="0.952cm" svg:height="0.952cm" svg:x="10.206cm" svg:y="4.609cm" svg:viewBox="0 0 953 953" svg:d="M0 953c80 0 238 0 238 0 159-381 159-953 239-953 79 0 79 572 238 953 0 0 159 0 238 0">
            <text:p/>
          </draw:path>
          <draw:line draw:style-name="gr17" draw:text-style-name="P7" draw:layer="layout" svg:x1="8.302cm" svg:y1="4.492cm" svg:x2="11.159cm" svg:y2="4.492cm">
            <text:p/>
          </draw:line>
          <draw:line draw:style-name="gr17" draw:text-style-name="P7" draw:layer="layout" svg:x1="7.349cm" svg:y1="4.809cm" svg:x2="7.666cm" svg:y2="4.809cm">
            <text:p/>
          </draw:line>
          <draw:line draw:style-name="gr17" draw:text-style-name="P7" draw:layer="layout" svg:x1="7.349cm" svg:y1="5.562cm" svg:x2="10.206cm" svg:y2="5.562cm">
            <text:p/>
          </draw:line>
          <draw:frame draw:style-name="gr16" draw:text-style-name="P10" draw:layer="layout" svg:width="1.27cm" svg:height="0.962cm" svg:x="8.936cm" svg:y="4.492cm">
            <draw:text-box>
              <text:p>...</text:p>
            </draw:text-box>
          </draw:frame>
        </draw:g>
        <draw:frame draw:style-name="gr7" draw:text-style-name="P7" draw:layer="layout" svg:width="1.84cm" svg:height="0.963cm" svg:x="11.541cm" svg:y="11.049cm">
          <draw:text-box>
            <text:p text:style-name="P3">J<text:span text:style-name="T4">IE</text:span></text:p>
          </draw:text-box>
        </draw:frame>
        <draw:frame draw:style-name="gr7" draw:text-style-name="P7" draw:layer="layout" svg:width="1.84cm" svg:height="0.963cm" svg:x="11.541cm" svg:y="13.482cm">
          <draw:text-box>
            <text:p text:style-name="P3">J<text:span text:style-name="T4">EI</text:span></text:p>
          </draw:text-box>
        </draw:frame>
        <draw:frame draw:style-name="gr7" draw:text-style-name="P7" draw:layer="layout" svg:width="1.84cm" svg:height="0.963cm" svg:x="17.509cm" svg:y="13.382cm">
          <draw:text-box>
            <text:p text:style-name="P3">J<text:span text:style-name="T4">II</text:span></text:p>
          </draw:text-box>
        </draw:frame>
        <draw:frame draw:style-name="gr7" draw:text-style-name="P7" draw:layer="layout" svg:width="1.84cm" svg:height="0.963cm" svg:x="5.509cm" svg:y="13.382cm">
          <draw:text-box>
            <text:p text:style-name="P3">J<text:span text:style-name="T4">EE</text:span></text:p>
          </draw:text-box>
        </draw:frame>
        <draw:frame draw:style-name="gr19" draw:text-style-name="P13" draw:layer="layout" svg:width="3.175cm" svg:height="1.673cm" svg:x="9.236cm" svg:y="6.946cm">
          <draw:text-box>
            <text:p text:style-name="P12"><text:span text:style-name="T3">Anti-Hebbian</text:span></text:p>
          </draw:text-box>
        </draw:frame>
        <draw:frame draw:style-name="gr27" draw:text-style-name="P16" draw:layer="layout" svg:width="2.158cm" svg:height="0.878cm" svg:x="11.442cm" svg:y="11.929cm">
          <draw:text-box>
            <text:p text:style-name="P15"><text:span text:style-name="T5">mean</text:span></text:p>
          </draw:text-box>
        </draw:frame>
        <draw:frame draw:style-name="gr28" draw:text-style-name="P18" draw:layer="layout" svg:width="2.058cm" svg:height="0.878cm" draw:transform="rotate (0.610865238198015) translate (5.13cm 12.421cm)">
          <draw:text-box>
            <text:p text:style-name="P17"><text:span text:style-name="T3">mean</text:span></text:p>
          </draw:text-box>
        </draw:frame>
      </draw:page>
      <draw:page draw:name="page3" draw:style-name="dp1" draw:master-page-name="Default">
        <draw:custom-shape draw:style-name="gr20" draw:text-style-name="P1" draw:layer="layout" svg:width="14.288cm" svg:height="6.985cm" svg:x="5.426cm" svg:y="8.6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4.127cm" svg:height="4.127cm" svg:x="7.132cm" svg:y="10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7.177cm" svg:y="11.855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 draw:style-name="gr2">
          <draw:custom-shape draw:style-name="gr21" draw:text-style-name="P14" draw:layer="layout" svg:width="4.127cm" svg:height="4.127cm" svg:x="13.835cm" svg:y="10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13.88cm" svg:y="11.855cm">
            <draw:text-box>
              <text:p text:style-name="P3"><text:span text:style-name="T1">Inhibitory </text:span></text:p>
              <text:p text:style-name="P3"><text:span text:style-name="T1">Neurons</text:span></text:p>
            </draw:text-box>
          </draw:frame>
        </draw:g>
        <draw:custom-shape draw:style-name="gr29" draw:text-style-name="P6" draw:layer="layout" svg:width="4.128cm" svg:height="0.952cm" svg:x="7.131cm" svg:y="6.08cm">
          <text:p text:style-name="P5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9.254cm" svg:y1="7.032cm" svg:x2="9.254cm" svg:y2="10.525cm">
          <text:p/>
        </draw:line>
        <draw:frame draw:style-name="gr7" draw:text-style-name="P7" draw:layer="layout" svg:width="1.205cm" svg:height="0.963cm" svg:x="8.049cm" svg:y="7.35cm">
          <draw:text-box>
            <text:p text:style-name="P3">W</text:p>
          </draw:text-box>
        </draw:frame>
        <draw:line draw:style-name="gr23" draw:text-style-name="P7" draw:layer="layout" svg:x1="11.296cm" svg:y1="11.974cm" svg:x2="13.836cm" svg:y2="11.974cm">
          <text:p/>
        </draw:line>
        <draw:line draw:style-name="gr24" draw:text-style-name="P7" draw:layer="layout" svg:x1="13.836cm" svg:y1="13.561cm" svg:x2="11.296cm" svg:y2="13.561cm">
          <text:p/>
        </draw:line>
        <draw:path draw:style-name="gr25" draw:text-style-name="P7" draw:layer="layout" svg:width="0.951cm" svg:height="1.27cm" draw:transform="rotate (0.0698131700797732) translate (17.9637943947751cm 12.135753345537cm)" svg:viewBox="0 0 952 1271" svg:d="M0 1271c1269 0 1269-1271 0-1271">
          <text:p/>
        </draw:path>
        <draw:path draw:style-name="gr26" draw:text-style-name="P7" draw:layer="layout" svg:width="0.951cm" svg:height="1.27cm" draw:transform="rotate (-3.07177948351002) translate (7.21108298987339cm 13.5570389544774cm)" svg:viewBox="0 0 952 1271" svg:d="M0 1271c1269 0 1269-1271 0-1271">
          <text:p/>
        </draw:path>
        <draw:custom-shape draw:style-name="gr8" draw:text-style-name="P8" draw:layer="layout" svg:width="7.52cm" svg:height="0.952cm" svg:x="5.461cm" svg:y="16.24cm">
          <text:p text:style-name="P3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9.195cm" svg:y1="16.24cm" svg:x2="9.195cm" svg:y2="14.97cm">
          <text:p/>
        </draw:line>
        <draw:custom-shape draw:style-name="gr9" draw:text-style-name="P9" draw:layer="layout" svg:width="1.27cm" svg:height="1.27cm" svg:x="12.43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7" draw:layer="layout" svg:width="2.737cm" svg:height="1.869cm" draw:transform="rotate (-0.635474380651136) translate (11.9710561697392cm 5.80718030171245cm)" svg:viewBox="0 0 2738 1870" draw:points="0,1003 1359,0 2738,1870">
          <text:p/>
        </draw:polyline>
        <draw:line draw:style-name="gr11" draw:text-style-name="P7" draw:layer="layout" svg:x1="12.43cm" svg:y1="9.89cm" svg:x2="10.841cm" svg:y2="11.26cm">
          <text:p/>
        </draw:line>
        <draw:frame draw:style-name="gr12" draw:text-style-name="P7" draw:layer="layout" svg:width="1.84cm" svg:height="1.001cm" svg:x="10.572cm" svg:y="9.306cm">
          <draw:text-box>
            <text:p text:style-name="P3">w<text:span text:style-name="T2">inh</text:span></text:p>
          </draw:text-box>
        </draw:frame>
        <draw:line draw:style-name="gr13" draw:text-style-name="P7" draw:layer="layout" svg:x1="13.7cm" svg:y1="5.445cm" svg:x2="13.165cm" svg:y2="6.615cm">
          <text:p/>
        </draw:line>
        <draw:g draw:style-name="gr14">
          <draw:polyline draw:style-name="gr15" draw:text-style-name="P7" draw:layer="layout" svg:width="1.587cm" svg:height="0.634cm" svg:x="12.849cm" svg:y="4.727cm" svg:viewBox="0 0 1588 635" draw:points="1588,635 1192,635 1192,0 398,0 398,635 0,635">
            <text:p/>
          </draw:polyline>
          <draw:frame draw:style-name="gr16" draw:text-style-name="P7" draw:layer="layout" svg:width="2.792cm" svg:height="0.962cm" svg:x="12.247cm" svg:y="3.448cm">
            <draw:text-box>
              <text:p text:style-name="P3">Singing</text:p>
            </draw:text-box>
          </draw:frame>
        </draw:g>
        <draw:frame draw:style-name="gr16" draw:text-style-name="P10" draw:layer="layout" svg:width="1.205cm" svg:height="0.962cm" svg:x="12.295cm" svg:y="5.753cm">
          <draw:text-box>
            <text:p>or</text:p>
          </draw:text-box>
        </draw:frame>
        <draw:g draw:style-name="gr14">
          <draw:line draw:style-name="gr17" draw:text-style-name="P7" draw:layer="layout" svg:x1="8.619cm" svg:y1="4.809cm" svg:x2="11.159cm" svg:y2="4.809cm">
            <text:p/>
          </draw:line>
          <draw:path draw:style-name="gr17" draw:text-style-name="P7" draw:layer="layout" svg:width="0.952cm" svg:height="0.952cm" svg:x="7.349cm" svg:y="3.538cm" svg:viewBox="0 0 953 953" svg:d="M0 953c80 0 238 0 238 0 159-381 159-953 239-953 79 0 79 572 238 953 0 0 159 0 238 0">
            <text:p/>
          </draw:path>
          <draw:path draw:style-name="gr18" draw:text-style-name="P11" draw:layer="layout" svg:width="0.952cm" svg:height="0.952cm" svg:x="7.667cm" svg:y="3.857cm" svg:viewBox="0 0 953 953" svg:d="M0 953c80 0 238 0 238 0 159-381 159-953 239-953 79 0 79 572 238 953 0 0 159 0 238 0z">
            <text:p/>
          </draw:path>
          <draw:path draw:style-name="gr17" draw:text-style-name="P7" draw:layer="layout" svg:width="0.952cm" svg:height="0.952cm" svg:x="7.666cm" svg:y="3.856cm" svg:viewBox="0 0 953 953" svg:d="M0 953c80 0 238 0 238 0 159-381 159-953 239-953 79 0 79 572 238 953 0 0 159 0 238 0">
            <text:p/>
          </draw:path>
          <draw:path draw:style-name="gr18" draw:text-style-name="P11" draw:layer="layout" svg:width="0.952cm" svg:height="0.952cm" svg:x="10.206cm" svg:y="4.609cm" svg:viewBox="0 0 953 953" svg:d="M0 953c80 0 238 0 238 0 159-381 159-953 239-953 79 0 79 572 238 953 0 0 159 0 238 0z">
            <text:p/>
          </draw:path>
          <draw:path draw:style-name="gr17" draw:text-style-name="P7" draw:layer="layout" svg:width="0.952cm" svg:height="0.952cm" svg:x="10.206cm" svg:y="4.609cm" svg:viewBox="0 0 953 953" svg:d="M0 953c80 0 238 0 238 0 159-381 159-953 239-953 79 0 79 572 238 953 0 0 159 0 238 0">
            <text:p/>
          </draw:path>
          <draw:line draw:style-name="gr17" draw:text-style-name="P7" draw:layer="layout" svg:x1="8.302cm" svg:y1="4.492cm" svg:x2="11.159cm" svg:y2="4.492cm">
            <text:p/>
          </draw:line>
          <draw:line draw:style-name="gr17" draw:text-style-name="P7" draw:layer="layout" svg:x1="7.349cm" svg:y1="4.809cm" svg:x2="7.666cm" svg:y2="4.809cm">
            <text:p/>
          </draw:line>
          <draw:line draw:style-name="gr17" draw:text-style-name="P7" draw:layer="layout" svg:x1="7.349cm" svg:y1="5.562cm" svg:x2="10.206cm" svg:y2="5.562cm">
            <text:p/>
          </draw:line>
          <draw:frame draw:style-name="gr16" draw:text-style-name="P10" draw:layer="layout" svg:width="1.27cm" svg:height="0.962cm" svg:x="8.936cm" svg:y="4.492cm">
            <draw:text-box>
              <text:p>...</text:p>
            </draw:text-box>
          </draw:frame>
        </draw:g>
        <draw:frame draw:style-name="gr7" draw:text-style-name="P7" draw:layer="layout" svg:width="1.84cm" svg:height="0.963cm" svg:x="11.541cm" svg:y="11.049cm">
          <draw:text-box>
            <text:p text:style-name="P3">J<text:span text:style-name="T4">IE</text:span></text:p>
          </draw:text-box>
        </draw:frame>
        <draw:frame draw:style-name="gr7" draw:text-style-name="P7" draw:layer="layout" svg:width="1.84cm" svg:height="0.963cm" svg:x="11.541cm" svg:y="13.482cm">
          <draw:text-box>
            <text:p text:style-name="P3">J<text:span text:style-name="T4">EI</text:span></text:p>
          </draw:text-box>
        </draw:frame>
        <draw:frame draw:style-name="gr7" draw:text-style-name="P7" draw:layer="layout" svg:width="1.84cm" svg:height="0.963cm" svg:x="17.509cm" svg:y="13.382cm">
          <draw:text-box>
            <text:p text:style-name="P3">J<text:span text:style-name="T4">II</text:span></text:p>
          </draw:text-box>
        </draw:frame>
        <draw:frame draw:style-name="gr7" draw:text-style-name="P7" draw:layer="layout" svg:width="1.84cm" svg:height="0.963cm" svg:x="5.509cm" svg:y="13.382cm">
          <draw:text-box>
            <text:p text:style-name="P3">J<text:span text:style-name="T4">EE</text:span></text:p>
          </draw:text-box>
        </draw:frame>
        <draw:frame draw:style-name="gr19" draw:text-style-name="P13" draw:layer="layout" svg:width="3.175cm" svg:height="1.673cm" svg:x="9.236cm" svg:y="6.946cm">
          <draw:text-box>
            <text:p text:style-name="P12"><text:span text:style-name="T3">Anti-Hebbian</text:span></text:p>
          </draw:text-box>
        </draw:frame>
        <draw:custom-shape draw:style-name="gr30" draw:text-style-name="P2" draw:layer="layout" svg:width="0.953cm" svg:height="0.951cm" draw:transform="rotate (-3.14159265358979) translate (17.293cm 5.0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3.109cm" svg:height="0.962cm" svg:x="18.229cm" svg:y="5.445cm">
          <draw:text-box>
            <text:p text:style-name="P3">Inhibitory</text:p>
          </draw:text-box>
        </draw:frame>
        <draw:custom-shape draw:style-name="gr31" draw:text-style-name="P14" draw:layer="layout" svg:width="0.953cm" svg:height="0.952cm" draw:transform="rotate (-3.14159265358979) translate (17.293cm 6.4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3.427cm" svg:height="0.962cm" svg:x="18.229cm" svg:y="4.057cm">
          <draw:text-box>
            <text:p text:style-name="P3">Excitatory</text:p>
          </draw:text-box>
        </draw:frame>
        <draw:line draw:style-name="gr6" draw:text-style-name="P7" draw:layer="layout" svg:x1="17.293cm" svg:y1="4.538cm" svg:x2="18.246cm" svg:y2="4.538cm">
          <text:p/>
        </draw:line>
        <draw:line draw:style-name="gr24" draw:text-style-name="P7" draw:layer="layout" svg:x1="17.292cm" svg:y1="5.926cm" svg:x2="18.245cm" svg:y2="5.926cm">
          <text:p/>
        </draw:line>
        <draw:frame draw:style-name="gr16" draw:text-style-name="P7" draw:layer="layout" svg:width="3.109cm" svg:height="0.962cm" svg:x="18.23cm" svg:y="6.71cm">
          <draw:text-box>
            <text:p text:style-name="P3">Optional</text:p>
          </draw:text-box>
        </draw:frame>
        <draw:line draw:style-name="gr13" draw:text-style-name="P7" draw:layer="layout" svg:x1="18.145cm" svg:y1="7.191cm" svg:x2="16.361cm" svg:y2="7.191cm">
          <text:p/>
        </draw:line>
      </draw:page>
      <draw:page draw:name="page4" draw:style-name="dp1" draw:master-page-name="Default">
        <draw:custom-shape draw:style-name="gr20" draw:text-style-name="P1" draw:layer="layout" svg:width="14.288cm" svg:height="6.985cm" svg:x="5.426cm" svg:y="8.6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4.127cm" svg:height="4.127cm" svg:x="7.132cm" svg:y="10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7.177cm" svg:y="11.855cm">
            <draw:text-box>
              <text:p text:style-name="P3"><text:span text:style-name="T1">Exc</text:span><text:span text:style-name="T1">itat</text:span><text:span text:style-name="T1">ory </text:span></text:p>
              <text:p text:style-name="P3"><text:span text:style-name="T1">Neu</text:span><text:span text:style-name="T1">ron</text:span><text:span text:style-name="T1">s</text:span></text:p>
            </draw:text-box>
          </draw:frame>
        </draw:g>
        <draw:g draw:style-name="gr2">
          <draw:custom-shape draw:style-name="gr21" draw:text-style-name="P14" draw:layer="layout" svg:width="4.127cm" svg:height="4.127cm" svg:x="13.835cm" svg:y="10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13.88cm" svg:y="11.855cm">
            <draw:text-box>
              <text:p text:style-name="P3"><text:span text:style-name="T1">Inhi</text:span><text:span text:style-name="T1">bito</text:span><text:span text:style-name="T1">ry </text:span></text:p>
              <text:p text:style-name="P3"><text:span text:style-name="T1">Neu</text:span><text:span text:style-name="T1">ron</text:span><text:span text:style-name="T1">s</text:span></text:p>
            </draw:text-box>
          </draw:frame>
        </draw:g>
        <draw:custom-shape draw:style-name="gr32" draw:text-style-name="P6" draw:layer="layout" svg:width="4.128cm" svg:height="0.952cm" svg:x="7.131cm" svg:y="6.08cm">
          <text:p text:style-name="P5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9.254cm" svg:y1="7.032cm" svg:x2="9.254cm" svg:y2="10.525cm">
          <text:p/>
        </draw:line>
        <draw:frame draw:style-name="gr7" draw:text-style-name="P7" draw:layer="layout" svg:width="1.205cm" svg:height="0.963cm" svg:x="8.049cm" svg:y="7.35cm">
          <draw:text-box>
            <text:p text:style-name="P3">W</text:p>
          </draw:text-box>
        </draw:frame>
        <draw:line draw:style-name="gr23" draw:text-style-name="P7" draw:layer="layout" svg:x1="11.296cm" svg:y1="11.974cm" svg:x2="13.836cm" svg:y2="11.974cm">
          <text:p/>
        </draw:line>
        <draw:line draw:style-name="gr24" draw:text-style-name="P7" draw:layer="layout" svg:x1="13.836cm" svg:y1="13.561cm" svg:x2="11.296cm" svg:y2="13.561cm">
          <text:p/>
        </draw:line>
        <draw:path draw:style-name="gr25" draw:text-style-name="P7" draw:layer="layout" svg:width="0.951cm" svg:height="1.27cm" draw:transform="rotate (0.0698131700797732) translate (17.9637943947751cm 12.135753345537cm)" svg:viewBox="0 0 952 1271" svg:d="M0 1271c1269 0 1269-1271 0-1271">
          <text:p/>
        </draw:path>
        <draw:path draw:style-name="gr26" draw:text-style-name="P7" draw:layer="layout" svg:width="0.951cm" svg:height="1.27cm" draw:transform="rotate (-3.07177948351002) translate (7.21108298987339cm 13.5570389544774cm)" svg:viewBox="0 0 952 1271" svg:d="M0 1271c1269 0 1269-1271 0-1271">
          <text:p/>
        </draw:path>
        <draw:custom-shape draw:style-name="gr8" draw:text-style-name="P8" draw:layer="layout" svg:width="7.52cm" svg:height="0.952cm" svg:x="5.461cm" svg:y="16.24cm">
          <text:p text:style-name="P3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9.195cm" svg:y1="16.24cm" svg:x2="9.195cm" svg:y2="14.97cm">
          <text:p/>
        </draw:line>
        <draw:custom-shape draw:style-name="gr9" draw:text-style-name="P9" draw:layer="layout" svg:width="1.27cm" svg:height="1.27cm" svg:x="12.43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7" draw:layer="layout" svg:width="2.737cm" svg:height="1.869cm" draw:transform="rotate (-0.635474380651136) translate (11.9710561697392cm 5.80718030171245cm)" svg:viewBox="0 0 2738 1870" draw:points="0,1003 1359,0 2738,1870">
          <text:p/>
        </draw:polyline>
        <draw:line draw:style-name="gr11" draw:text-style-name="P7" draw:layer="layout" svg:x1="12.43cm" svg:y1="9.89cm" svg:x2="10.841cm" svg:y2="11.26cm">
          <text:p/>
        </draw:line>
        <draw:frame draw:style-name="gr12" draw:text-style-name="P7" draw:layer="layout" svg:width="1.84cm" svg:height="1.001cm" svg:x="10.572cm" svg:y="9.306cm">
          <draw:text-box>
            <text:p text:style-name="P3">w<text:span text:style-name="T2">inh</text:span></text:p>
          </draw:text-box>
        </draw:frame>
        <draw:line draw:style-name="gr13" draw:text-style-name="P7" draw:layer="layout" svg:x1="13.7cm" svg:y1="5.445cm" svg:x2="13.165cm" svg:y2="6.615cm">
          <text:p/>
        </draw:line>
        <draw:g draw:style-name="gr14">
          <draw:polyline draw:style-name="gr15" draw:text-style-name="P7" draw:layer="layout" svg:width="1.587cm" svg:height="0.634cm" svg:x="12.849cm" svg:y="4.727cm" svg:viewBox="0 0 1588 635" draw:points="1588,635 1192,635 1192,0 398,0 398,635 0,635">
            <text:p/>
          </draw:polyline>
          <draw:frame draw:style-name="gr16" draw:text-style-name="P7" draw:layer="layout" svg:width="2.792cm" svg:height="0.962cm" svg:x="12.247cm" svg:y="3.448cm">
            <draw:text-box>
              <text:p text:style-name="P3">Singing</text:p>
            </draw:text-box>
          </draw:frame>
        </draw:g>
        <draw:frame draw:style-name="gr16" draw:text-style-name="P10" draw:layer="layout" svg:width="1.205cm" svg:height="0.962cm" svg:x="12.295cm" svg:y="5.753cm">
          <draw:text-box>
            <text:p>or</text:p>
          </draw:text-box>
        </draw:frame>
        <draw:g draw:style-name="gr14">
          <draw:line draw:style-name="gr17" draw:text-style-name="P7" draw:layer="layout" svg:x1="8.619cm" svg:y1="4.809cm" svg:x2="11.159cm" svg:y2="4.809cm">
            <text:p/>
          </draw:line>
          <draw:path draw:style-name="gr17" draw:text-style-name="P7" draw:layer="layout" svg:width="0.952cm" svg:height="0.952cm" svg:x="7.349cm" svg:y="3.538cm" svg:viewBox="0 0 953 953" svg:d="M0 953c80 0 238 0 238 0 159-381 159-953 239-953 79 0 79 572 238 953 0 0 159 0 238 0">
            <text:p/>
          </draw:path>
          <draw:path draw:style-name="gr18" draw:text-style-name="P11" draw:layer="layout" svg:width="0.952cm" svg:height="0.952cm" svg:x="7.667cm" svg:y="3.857cm" svg:viewBox="0 0 953 953" svg:d="M0 953c80 0 238 0 238 0 159-381 159-953 239-953 79 0 79 572 238 953 0 0 159 0 238 0z">
            <text:p/>
          </draw:path>
          <draw:path draw:style-name="gr17" draw:text-style-name="P7" draw:layer="layout" svg:width="0.952cm" svg:height="0.952cm" svg:x="7.666cm" svg:y="3.856cm" svg:viewBox="0 0 953 953" svg:d="M0 953c80 0 238 0 238 0 159-381 159-953 239-953 79 0 79 572 238 953 0 0 159 0 238 0">
            <text:p/>
          </draw:path>
          <draw:path draw:style-name="gr18" draw:text-style-name="P11" draw:layer="layout" svg:width="0.952cm" svg:height="0.952cm" svg:x="10.206cm" svg:y="4.609cm" svg:viewBox="0 0 953 953" svg:d="M0 953c80 0 238 0 238 0 159-381 159-953 239-953 79 0 79 572 238 953 0 0 159 0 238 0z">
            <text:p/>
          </draw:path>
          <draw:path draw:style-name="gr17" draw:text-style-name="P7" draw:layer="layout" svg:width="0.952cm" svg:height="0.952cm" svg:x="10.206cm" svg:y="4.609cm" svg:viewBox="0 0 953 953" svg:d="M0 953c80 0 238 0 238 0 159-381 159-953 239-953 79 0 79 572 238 953 0 0 159 0 238 0">
            <text:p/>
          </draw:path>
          <draw:line draw:style-name="gr17" draw:text-style-name="P7" draw:layer="layout" svg:x1="8.302cm" svg:y1="4.492cm" svg:x2="11.159cm" svg:y2="4.492cm">
            <text:p/>
          </draw:line>
          <draw:line draw:style-name="gr17" draw:text-style-name="P7" draw:layer="layout" svg:x1="7.349cm" svg:y1="4.809cm" svg:x2="7.666cm" svg:y2="4.809cm">
            <text:p/>
          </draw:line>
          <draw:line draw:style-name="gr17" draw:text-style-name="P7" draw:layer="layout" svg:x1="7.349cm" svg:y1="5.562cm" svg:x2="10.206cm" svg:y2="5.562cm">
            <text:p/>
          </draw:line>
          <draw:frame draw:style-name="gr16" draw:text-style-name="P10" draw:layer="layout" svg:width="1.27cm" svg:height="0.962cm" svg:x="8.936cm" svg:y="4.492cm">
            <draw:text-box>
              <text:p>...</text:p>
            </draw:text-box>
          </draw:frame>
        </draw:g>
        <draw:frame draw:style-name="gr7" draw:text-style-name="P7" draw:layer="layout" svg:width="1.84cm" svg:height="0.963cm" svg:x="11.541cm" svg:y="11.049cm">
          <draw:text-box>
            <text:p text:style-name="P3">J<text:span text:style-name="T4">IE</text:span></text:p>
          </draw:text-box>
        </draw:frame>
        <draw:frame draw:style-name="gr7" draw:text-style-name="P7" draw:layer="layout" svg:width="1.84cm" svg:height="0.963cm" svg:x="11.541cm" svg:y="13.482cm">
          <draw:text-box>
            <text:p text:style-name="P3">J<text:span text:style-name="T4">EI</text:span></text:p>
          </draw:text-box>
        </draw:frame>
        <draw:frame draw:style-name="gr7" draw:text-style-name="P7" draw:layer="layout" svg:width="1.84cm" svg:height="0.963cm" svg:x="17.509cm" svg:y="13.382cm">
          <draw:text-box>
            <text:p text:style-name="P3">J<text:span text:style-name="T4">II</text:span></text:p>
          </draw:text-box>
        </draw:frame>
        <draw:frame draw:style-name="gr7" draw:text-style-name="P7" draw:layer="layout" svg:width="1.84cm" svg:height="0.963cm" svg:x="5.509cm" svg:y="13.382cm">
          <draw:text-box>
            <text:p text:style-name="P3">J<text:span text:style-name="T4">E</text:span><text:span text:style-name="T4">E</text:span></text:p>
          </draw:text-box>
        </draw:frame>
        <draw:frame draw:style-name="gr33" draw:text-style-name="P20" draw:layer="layout" svg:width="2.858cm" svg:height="2.132cm" svg:x="3.222cm" svg:y="11.795cm">
          <draw:text-box>
            <text:p text:style-name="P19"><text:span text:style-name="T5">Asym.</text:span></text:p>
            <text:p text:style-name="P19"><text:span text:style-name="T5">Anti-Hebbian</text:span></text:p>
          </draw:text-box>
        </draw:frame>
        <draw:custom-shape draw:style-name="gr30" draw:text-style-name="P2" draw:layer="layout" svg:width="0.953cm" svg:height="0.951cm" draw:transform="rotate (-3.14159265358979) translate (17.293cm 5.0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3.109cm" svg:height="0.962cm" svg:x="18.229cm" svg:y="5.445cm">
          <draw:text-box>
            <text:p text:style-name="P3">Inhibitory</text:p>
          </draw:text-box>
        </draw:frame>
        <draw:custom-shape draw:style-name="gr31" draw:text-style-name="P14" draw:layer="layout" svg:width="0.953cm" svg:height="0.952cm" draw:transform="rotate (-3.14159265358979) translate (17.293cm 6.4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3.427cm" svg:height="0.962cm" svg:x="18.229cm" svg:y="4.057cm">
          <draw:text-box>
            <text:p text:style-name="P3">Excitatory</text:p>
          </draw:text-box>
        </draw:frame>
        <draw:line draw:style-name="gr6" draw:text-style-name="P7" draw:layer="layout" svg:x1="17.293cm" svg:y1="4.538cm" svg:x2="18.246cm" svg:y2="4.538cm">
          <text:p/>
        </draw:line>
        <draw:line draw:style-name="gr24" draw:text-style-name="P7" draw:layer="layout" svg:x1="17.292cm" svg:y1="5.926cm" svg:x2="18.245cm" svg:y2="5.926cm">
          <text:p/>
        </draw:line>
        <draw:frame draw:style-name="gr16" draw:text-style-name="P7" draw:layer="layout" svg:width="3.109cm" svg:height="0.962cm" svg:x="18.23cm" svg:y="6.71cm">
          <draw:text-box>
            <text:p text:style-name="P3">Optional</text:p>
          </draw:text-box>
        </draw:frame>
        <draw:line draw:style-name="gr13" draw:text-style-name="P7" draw:layer="layout" svg:x1="18.145cm" svg:y1="7.191cm" svg:x2="16.361cm" svg:y2="7.191cm">
          <text:p/>
        </draw:line>
        <draw:frame draw:style-name="gr34" draw:text-style-name="P13" draw:layer="layout" svg:width="2.54cm" svg:height="1.361cm" svg:x="9.255cm" svg:y="7.132cm">
          <draw:text-box>
            <text:p text:style-name="P12"><text:span text:style-name="T3">Spar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04-14T13:54:28.626192105</dc:date>
    <meta:editing-duration>PT2H21M19S</meta:editing-duration>
    <meta:editing-cycles>22</meta:editing-cycles>
    <meta:generator>LibreOffice/24.2.2.2$Linux_X86_64 LibreOffice_project/420$Build-2</meta:generator>
    <meta:print-date>2024-03-12T21:30:26.529276205</meta:print-date>
    <meta:printed-by>PDF files</meta:printed-by>
    <meta:document-statistic meta:object-count="172"/>
  </office:meta>
</office:document-meta>
</file>